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13a" officeooo:paragraph-rsid="0017d781"/>
    </style:style>
    <style:style style:name="P2" style:family="paragraph" style:parent-style-name="Standard">
      <style:text-properties officeooo:rsid="0013313a" officeooo:paragraph-rsid="0026e74d"/>
    </style:style>
    <style:style style:name="P3" style:family="paragraph" style:parent-style-name="Standard">
      <style:text-properties officeooo:rsid="0017d781" officeooo:paragraph-rsid="0017d781"/>
    </style:style>
    <style:style style:name="P4" style:family="paragraph" style:parent-style-name="Standard">
      <style:text-properties officeooo:rsid="0017d781" officeooo:paragraph-rsid="001d8d86"/>
    </style:style>
    <style:style style:name="P5" style:family="paragraph" style:parent-style-name="Standard">
      <style:text-properties officeooo:rsid="001b5fbb" officeooo:paragraph-rsid="0026e74d"/>
    </style:style>
    <style:style style:name="P6" style:family="paragraph" style:parent-style-name="Standard">
      <style:text-properties officeooo:rsid="00202b7b" officeooo:paragraph-rsid="00202b7b"/>
    </style:style>
    <style:style style:name="P7" style:family="paragraph" style:parent-style-name="Standard">
      <style:text-properties officeooo:rsid="00202b7b" officeooo:paragraph-rsid="00221022"/>
    </style:style>
    <style:style style:name="P8" style:family="paragraph" style:parent-style-name="Standard">
      <style:text-properties officeooo:rsid="00221022" officeooo:paragraph-rsid="00221022"/>
    </style:style>
    <style:style style:name="P9" style:family="paragraph" style:parent-style-name="Standard">
      <style:text-properties officeooo:rsid="001d2522" officeooo:paragraph-rsid="0026e74d"/>
    </style:style>
    <style:style style:name="P10" style:family="paragraph" style:parent-style-name="Standard">
      <style:text-properties officeooo:rsid="0027e973" officeooo:paragraph-rsid="0027e973"/>
    </style:style>
    <style:style style:name="P11" style:family="paragraph" style:parent-style-name="Standard">
      <style:text-properties officeooo:rsid="0028cffd" officeooo:paragraph-rsid="0028cffd"/>
    </style:style>
    <style:style style:name="P12" style:family="paragraph" style:parent-style-name="Standard">
      <style:text-properties officeooo:rsid="0028e2bc" officeooo:paragraph-rsid="0028e2bc"/>
    </style:style>
    <style:style style:name="P13" style:family="paragraph" style:parent-style-name="Standard">
      <style:text-properties officeooo:rsid="002d9794" officeooo:paragraph-rsid="002d9794"/>
    </style:style>
    <style:style style:name="P14" style:family="paragraph" style:parent-style-name="Standard">
      <style:text-properties officeooo:rsid="002d9794" officeooo:paragraph-rsid="002d9794"/>
    </style:style>
    <style:style style:name="T1" style:family="text">
      <style:text-properties officeooo:rsid="0017d781"/>
    </style:style>
    <style:style style:name="T2" style:family="text">
      <style:text-properties officeooo:rsid="001d2522"/>
    </style:style>
    <style:style style:name="T3" style:family="text">
      <style:text-properties officeooo:rsid="001d8d86"/>
    </style:style>
    <style:style style:name="T4" style:family="text">
      <style:text-properties officeooo:rsid="00240594"/>
    </style:style>
    <style:style style:name="T5" style:family="text">
      <style:text-properties officeooo:rsid="002541a0"/>
    </style:style>
    <style:style style:name="T6" style:family="text">
      <style:text-properties officeooo:rsid="0027a151"/>
    </style:style>
    <style:style style:name="T7" style:family="text">
      <style:text-properties officeooo:rsid="0028cf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3">a) open terminal</text:p>
      <text:p text:style-name="P3">b) Enter the directory ‘~/Desktop/Water_Sensors’</text:p>
      <text:p text:style-name="P3">c) Execute ‘./sit_collection.run<text:span text:style-name="T5">&amp;</text:span>’</text:p>
      <text:p text:style-name="P4"><text:span text:style-name="T6">d</text:span>) Enter the directory ‘~/Desktop/Water_Sensors’</text:p>
      <text:p text:style-name="P4"><text:span text:style-name="T6">e</text:span>) Execute ‘./sit_<text:span text:style-name="T3">video</text:span>collection.run<text:span text:style-name="T5">&amp;</text:span>’</text:p>
      <text:p text:style-name="P4"/>
      <text:p text:style-name="P2">2.</text:p>
      <text:p text:style-name="P9">a) <text:span text:style-name="T1">Enter the directory ‘~/Desktop/Water_Sensors’</text:span></text:p>
      <text:p text:style-name="P5"><text:span text:style-name="T6">b</text:span>) <text:span text:style-name="T2">Execute Acquread</text:span></text:p>
      <text:p text:style-name="P4"/>
      <text:p text:style-name="P6"><text:span text:style-name="T6">3</text:span>.</text:p>
      <text:p text:style-name="P7">a) <text:span text:style-name="T1">Enter the directory ‘~/Desktop’</text:span></text:p>
      <text:p text:style-name="P8">b) <text:span text:style-name="T4">Execute ‘ ./FishBehavior’</text:span></text:p>
      <text:p text:style-name="P8"/>
      <text:p text:style-name="P8"/>
      <text:p text:style-name="P10">4.</text:p>
      <text:p text:style-name="P10">a) <text:span text:style-name="T1">open terminal</text:span></text:p>
      <text:p text:style-name="P10">b) <text:span text:style-name="T7">cshql</text:span></text:p>
      <text:p text:style-name="P11">c) cqlsh&gt; use datareposity001;</text:p>
      <text:p text:style-name="P12">d) cqlsh:datareposity001&gt;select * <text:s/>from data001 where time &gt; '2019-11-21' and item_id = 8001;</text:p>
      <text:p text:style-name="P13">e) cqlsh:datareposity001&gt; select * from data002 where video_time &gt; '2019-09-21' allow filtering;</text:p>
      <text:p text:style-name="P13"/>
      <text:p text:style-name="P13">ps -efa | grep sit_videocoll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09:52:12.613687375</meta:creation-date>
    <meta:generator>LibreOffice/6.1.6.3$Linux_X86_64 LibreOffice_project/10$Build-3</meta:generator>
    <dc:date>2019-11-22T14:13:14.459174720</dc:date>
    <meta:editing-duration>PT2H6M5S</meta:editing-duration>
    <meta:editing-cycles>25</meta:editing-cycles>
    <meta:document-statistic meta:table-count="0" meta:image-count="0" meta:object-count="0" meta:page-count="1" meta:paragraph-count="19" meta:word-count="79" meta:character-count="599" meta:non-whitespace-character-count="538"/>
  </office:meta>
</office:document-meta>
</file>